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Georgia" svg:font-family="Georgi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text-align="end" style:justify-single-word="false" fo:break-before="auto" fo:break-after="auto" style:writing-mode="lr-tb"/>
    </style:style>
    <style:style style:name="P3" style:family="paragraph" style:parent-style-name="Standard" style:list-style-name="LS1">
      <style:paragraph-properties fo:margin-top="0cm" fo:margin-bottom="0cm" loext:contextual-spacing="false" fo:break-before="auto" fo:break-after="auto" style:writing-mode="lr-tb"/>
    </style:style>
    <style:style style:name="P4" style:family="paragraph" style:parent-style-name="Standard">
      <style:paragraph-properties fo:margin-top="0cm" fo:margin-bottom="0cm" loext:contextual-spacing="false" style:writing-mode="lr-tb"/>
    </style:style>
    <style:style style:name="P5" style:family="paragraph" style:parent-style-name="Standard">
      <style:paragraph-properties fo:margin-top="0cm" fo:margin-bottom="0cm" loext:contextual-spacing="false" style:writing-mode="lr-tb"/>
      <style:text-properties officeooo:paragraph-rsid="00193fe1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style:paragraph-properties fo:break-before="auto" fo:break-after="auto" style:writing-mode="lr-tb"/>
    </style:style>
    <style:style style:name="P8" style:family="paragraph" style:parent-style-name="Heading_20_2">
      <style:paragraph-properties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78e2d"/>
    </style:style>
    <style:style style:name="T4" style:family="text">
      <style:text-properties officeooo:rsid="00193fe1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fo:color="#000000" style:font-name="DejaVu Sans Mono"/>
    </style:style>
    <style:style style:name="T7" style:family="text">
      <style:text-properties officeooo:rsid="001aa182"/>
    </style:style>
    <style:style style:name="T8" style:family="text">
      <style:text-properties officeooo:rsid="001bc3f5"/>
    </style:style>
    <style:style style:name="T9" style:family="text">
      <style:text-properties officeooo:rsid="001c44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GRAMACIÓN AVANZADA</text:span></text:p>
      <text:h text:style-name="P8" text:outline-level="10"><text:bookmark text:name="h.mfi3vznzvyi6"/>CUESTIONARIO DE LA PRÁCTICA 1: POLIMORFISMO Y SOBRECARGA</text:h>
      <text:p text:style-name="P2"><text:span text:style-name="T2">Usa tanto espacio como te sea necesario para contestar a cada una de las cuestiones.</text:span></text:p>
      <text:p text:style-name="P1"/>
      <text:list xml:id="list7286062133804238041" text:style-name="LS1">
        <text:list-item>
          <text:p text:style-name="P3">¿Cuantas clases has definido?</text:p>
        </text:list-item>
      </text:list>
      <text:p text:style-name="P4"/>
      <text:p text:style-name="P4"><text:tab/><text:tab/><text:span text:style-name="T3">10 clases.</text:span></text:p>
      <text:p text:style-name="P1"/>
      <text:list xml:id="list113531471546120" text:continue-numbering="true" text:style-name="LS1">
        <text:list-item>
          <text:p text:style-name="P3">¿Cuantos interfaces has declarado?</text:p>
        </text:list-item>
      </text:list>
      <text:p text:style-name="P4"/>
      <text:p text:style-name="P4"><text:tab/><text:tab/><text:span text:style-name="T3">1 interfaz.</text:span></text:p>
      <text:p text:style-name="P1"/>
      <text:list xml:id="list113531389977694" text:continue-numbering="true" text:style-name="LS1">
        <text:list-item>
          <text:p text:style-name="P3">¿Cuantos paquetes has creado?</text:p>
        </text:list-item>
      </text:list>
      <text:p text:style-name="P1"/>
      <text:p text:style-name="P6"><text:tab/><text:tab/><text:span text:style-name="T3">5 paquetes.</text:span></text:p>
      <text:p text:style-name="P6"/>
      <text:list xml:id="list113530993791603" text:continue-numbering="true" text:style-name="LS1">
        <text:list-item>
          <text:p text:style-name="P3">¿Cuál es el número máximo de argumentos que has utilizado en un método?</text:p>
        </text:list-item>
      </text:list>
      <text:p text:style-name="P4"/>
      <text:p text:style-name="P4"><text:tab/><text:tab/><text:span text:style-name="T4">2 argumentos.</text:span></text:p>
      <text:p text:style-name="P1"/>
      <text:list xml:id="list113532609176733" text:continue-numbering="true" text:style-name="LS1">
        <text:list-item>
          <text:p text:style-name="P3">Escribe la declaración de un método con el número máximo de argumentos.</text:p>
        </text:list-item>
      </text:list>
      <text:p text:style-name="P4"/>
      <text:p text:style-name="P4"><text:tab/><text:tab/><text:span text:style-name="T5">public static void </text:span><text:span text:style-name="T6">cambiarTarifa(String nif, <text:tab/><text:tab/><text:tab/><text:tab/>TarifaTelefonica nuevaTarifa)</text:span></text:p>
      <text:p text:style-name="P4"/>
      <text:p text:style-name="P1"/>
      <text:list xml:id="list113530583236185" text:continue-numbering="true" text:style-name="LS1">
        <text:list-item>
          <text:p text:style-name="P3">¿Tienes algún método que no reciben argumentos? Si la respuesta es afirmativa escríbelo.</text:p>
        </text:list-item>
      </text:list>
      <text:p text:style-name="P4"/>
      <text:p text:style-name="P4"><text:tab/><text:tab/><text:span text:style-name="T4">Sí, todos los métodos get:</text:span></text:p>
      <text:p text:style-name="P5"><text:tab/><text:tab/><text:tab/><text:span text:style-name="T5">public </text:span><text:span text:style-name="T6">String getNombre()</text:span></text:p>
      <text:p text:style-name="P5"><text:span text:style-name="T6"><text:tab/><text:tab/><text:tab/></text:span><text:span text:style-name="T5">public </text:span><text:span text:style-name="T6">String getNif()</text:span></text:p>
      <text:p text:style-name="P5"><text:span text:style-name="T6"><text:tab/><text:tab/><text:tab/></text:span><text:span text:style-name="T5">public </text:span><text:span text:style-name="T6">DireccionPostal getDireccion()</text:span></text:p>
      <text:p text:style-name="P5"><text:span text:style-name="T6"><text:tab/><text:tab/><text:tab/></text:span><text:span text:style-name="T5">public </text:span><text:span text:style-name="T6">String getEmail()</text:span></text:p>
      <text:p text:style-name="P5"><text:span text:style-name="T6"><text:tab/><text:tab/><text:tab/>...</text:span></text:p>
      <text:p text:style-name="P1"/>
      <text:list xml:id="list113532642152028" text:continue-numbering="true" text:style-name="LS1">
        <text:list-item>
          <text:p text:style-name="P3">¿Todas tus clases tienen definido el constructor por defecto?</text:p>
        </text:list-item>
      </text:list>
      <text:p text:style-name="P4"/>
      <text:p text:style-name="P4"><text:tab/><text:tab/><text:span text:style-name="T4">No.</text:span></text:p>
      <text:p text:style-name="P1"/>
      <text:list xml:id="list113531715384880" text:continue-numbering="true" text:style-name="LS1">
        <text:list-item>
          <text:p text:style-name="P3"><text:soft-page-break/>Si la pregunta anterior es no, escribe la(s) clase(s) que no tiene(n) constructor por defecto y di por qué has decidido no definirlo.</text:p>
        </text:list-item>
      </text:list>
      <text:p text:style-name="P4"/>
      <text:p text:style-name="P4"><text:tab/><text:tab/></text:p>
      <text:p text:style-name="P1"/>
      <text:list xml:id="list113531200629396" text:continue-numbering="true" text:style-name="LS1">
        <text:list-item>
          <text:p text:style-name="P3">¿Cuál es el número de líneas de código que tiene tu método más largo?</text:p>
        </text:list-item>
      </text:list>
      <text:p text:style-name="P4"/>
      <text:p text:style-name="P4"><text:tab/><text:tab/><text:span text:style-name="T7">16 líneas.</text:span></text:p>
      <text:p text:style-name="P1"/>
      <text:list xml:id="list113532492751095" text:continue-numbering="true" text:style-name="LS1">
        <text:list-item>
          <text:p text:style-name="P3">¿Cuál es el número de líneas de código que tiene tu clase más larga?</text:p>
        </text:list-item>
      </text:list>
      <text:p text:style-name="P4"/>
      <text:p text:style-name="P4"><text:tab/><text:tab/><text:span text:style-name="T7">463 líneas.</text:span></text:p>
      <text:p text:style-name="P1"/>
      <text:list xml:id="list113531412306141" text:continue-numbering="true" text:style-name="LS1">
        <text:list-item>
          <text:p text:style-name="P3">Escribe todas las clases que implemeten a algún interface y cual es.</text:p>
        </text:list-item>
      </text:list>
      <text:p text:style-name="P4"/>
      <text:p text:style-name="P4"><text:tab/><text:tab/><text:span text:style-name="T7">FacturaTelefónica y Cliente (Por lo tanto también Empresa y Particular).</text:span></text:p>
      <text:p text:style-name="P1"/>
      <text:list xml:id="list113532475675932" text:continue-numbering="true" text:style-name="LS1">
        <text:list-item>
          <text:p text:style-name="P3">Escribe todas las clases que extiendan a otra clase y cual es.</text:p>
        </text:list-item>
      </text:list>
      <text:p text:style-name="P4"/>
      <text:p text:style-name="P4"><text:tab/><text:tab/><text:span text:style-name="T8">Empresa extends Cliente</text:span></text:p>
      <text:p text:style-name="P1"><text:tab/><text:tab/><text:span text:style-name="T8">Particular extends Cliente</text:span></text:p>
      <text:p text:style-name="P6"/>
      <text:list xml:id="list113532189406081" text:continue-numbering="true" text:style-name="LS1">
        <text:list-item>
          <text:p text:style-name="P3">Escribe todas las clases que no implementen ningún interface ni extiendan a otra clase.</text:p>
        </text:list-item>
      </text:list>
      <text:p text:style-name="P4"/>
      <text:p text:style-name="P4"><text:tab/><text:tab/><text:span text:style-name="T8">DireccionPostal, TarifaTelefonica, Administrador, ConsoleGUI, Llamada y <text:tab/><text:tab/><text:tab/>AppTelefonia.</text:span></text:p>
      <text:p text:style-name="P1"/>
      <text:list xml:id="list113531801446105" text:continue-numbering="true" text:style-name="LS1">
        <text:list-item>
          <text:p text:style-name="P3">¿Tienes algún atributo en alguna clase que no sea <text:span text:style-name="T1">private</text:span>? Escribe la clase y el atributo ¿Por qué has decidido que no sea <text:span text:style-name="T1">private</text:span>?</text:p>
        </text:list-item>
      </text:list>
      <text:p text:style-name="P4"/>
      <text:p text:style-name="P4"><text:tab/><text:tab/><text:span text:style-name="T8">No.</text:span></text:p>
      <text:p text:style-name="P1"/>
      <text:list xml:id="list113530820745396" text:continue-numbering="true" text:style-name="LS1">
        <text:list-item>
          <text:p text:style-name="P3">¿Tienes algún método en alguna clase que sea <text:span text:style-name="T1">private</text:span>? Indica la clase y el método ¿Por qué has decidido que sea <text:span text:style-name="T1">private</text:span>?</text:p>
        </text:list-item>
      </text:list>
      <text:p text:style-name="P4"/>
      <text:p text:style-name="P4"><text:tab/><text:tab/><text:span text:style-name="T8">Sí, todos los métodos de la clase ConsoleGUI, pues son métodos que solo se <text:tab/><text:tab/>han de mostrar por consola, y por lo tanto no le hacen falta a ninguna clase más.</text:span></text:p>
      <text:p text:style-name="P1"/>
      <text:list xml:id="list113530863540731" text:continue-numbering="true" text:style-name="LS1">
        <text:list-item>
          <text:p text:style-name="P3">¿Tienes algún método en alguna clase que sea <text:span text:style-name="T1">protected</text:span>? Indica la clase y el método ¿Por qué has decidido que sea <text:span text:style-name="T1">protected</text:span>?</text:p>
        </text:list-item>
      </text:list>
      <text:p text:style-name="P4"/>
      <text:p text:style-name="P4"><text:tab/><text:tab/><text:span text:style-name="T9">Sí, el constructor de la clase Cliente. Esta es una clase madre, ya que solo se va <text:tab/><text:tab/>a trabajar con sus hijas es innecesario que todas las clases sepan construir un <text:tab/><text:tab/>cliente, con que sepan Empresa y Particular es suficiente.</text:span></text:p>
      <text:p text:style-name="P1"/>
      <text:list xml:id="list113532400300534" text:continue-numbering="true" text:style-name="LS1">
        <text:list-item>
          <text:p text:style-name="P3"><text:soft-page-break/>¿Tienes algún método en alguna clase sin modificador de acceso? Indica la clase y el método ¿Por qué has decidido que no tenga modificador de acceso?</text:p>
        </text:list-item>
      </text:list>
      <text:p text:style-name="P4"/>
      <text:p text:style-name="P4"><text:tab/><text:tab/><text:span text:style-name="T9">N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Georgia" svg:font-family="Georgi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dc:title/>
    <meta:initial-creator/>
    <meta:editing-cycles>2</meta:editing-cycles>
    <dc:date>2017-03-06T11:35:28.923385724</dc:date>
    <meta:editing-duration>PT5M1S</meta:editing-duration>
    <meta:document-statistic meta:table-count="0" meta:image-count="0" meta:object-count="0" meta:page-count="3" meta:paragraph-count="43" meta:word-count="418" meta:character-count="2530" meta:non-whitespace-character-count="2107"/>
  </office:meta>
</office:document-meta>
</file>